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98c" officeooo:paragraph-rsid="0009e98c"/>
    </style:style>
    <style:style style:name="P2" style:family="paragraph" style:parent-style-name="Standard">
      <style:text-properties officeooo:rsid="000ba282" officeooo:paragraph-rsid="000ba282"/>
    </style:style>
    <style:style style:name="P3" style:family="paragraph" style:parent-style-name="Standard">
      <style:text-properties officeooo:rsid="000d3f97" officeooo:paragraph-rsid="000d3f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1111</text:p>
      <text:p text:style-name="P2">222222222222</text:p>
      <text:p text:style-name="P3">33333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0:50:47.111182635</meta:creation-date>
    <dc:date>2016-08-23T11:00:36.185232696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3" meta:character-count="26" meta:non-whitespace-character-count="26"/>
  </office:meta>
</office:document-meta>
</file>